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</office:automatic-styles>
  <office:body>
    <office:text>
      <text:p text:style-name="Title">Using <text:span text:style-name="Source_Text">GraphRewrite</text:span> to fuse ops</text:p>
      <text:list text:style-name="L1">
        <text:list-item>
          <text:p text:style-name="P1">exact</text:p>
        </text:list-item>
        <text:list-item>
          <text:p text:style-name="P1">labels</text:p>
        </text:list-item>
      </text:list>
      <text:h text:style-name="Heading_20_1" text:outline-level="1">Exact pattern matching</text:h>
      <text:p text:style-name="First_20_paragraph">For the example of <text:span text:style-name="Source_Text">-(-A) = A</text:span>, various graphs of varying complexity can be created and overwritten with recipes for pattern-matching + graph-rewrite. To get started, a simple example for a trivial graph, followed by more complex examples:</text:p>
      <text:p text:style-name="Text_20_body"><text:span text:style-name="T1">image3</text:span></text:p>
      <text:p text:style-name="P2">auto a = make_shared&lt;op::Parameter&gt;(element::i32, shape);</text:p>
      <text:p text:style-name="P3">auto absn = make_shared&lt;op::Abs&gt;(a);</text:p>
      <text:p text:style-name="P4">auto neg1 = make_shared&lt;op::Negative&gt;(absn);</text:p>
      <text:p text:style-name="P5">auto neg2 = make_shared&lt;op::Negative&gt;(neg1);</text:p>
      <text:p text:style-name="First_20_paragraph"><text:span text:style-name="T1">image4</text:span></text:p>
      <text:p text:style-name="P6">auto a = make_shared&lt;op::Parameter&gt;(element::i32, shape);</text:p>
      <text:p text:style-name="P7">auto b = make_shared&lt;op::Parameter&gt;(element::i32, shape);</text:p>
      <text:p text:style-name="P8">auto c = a + b;</text:p>
      <text:p text:style-name="P9">auto absn = make_shared&lt;op::Abs&gt;(c);</text:p>
      <text:p text:style-name="P10">auto neg1 = make_shared&lt;op::Negative&gt;(absn);</text:p>
      <text:p text:style-name="P11">auto neg2 = make_shared&lt;op::Negative&gt;(neg1);</text:p>
      <text:h text:style-name="Heading_20_2" text:outline-level="2">Label AKA <text:span text:style-name="Source_Text">.</text:span> in regexes</text:h>
      <text:p text:style-name="First_20_paragraph"><text:span text:style-name="T1">image5</text:span></text:p>
      <text:p text:style-name="Text_20_body">For the code below, <text:span text:style-name="Source_Text">element::f32</text:span> will still match integer Graph1 and Graph2</text:p>
      <text:p text:style-name="P12">//note element::f32, will still match integer Graph1 and Graph2 </text:p>
      <text:p text:style-name="P13">auto lbl = std::make_shared&lt;pattern::op::Label&gt;(element::f32, Shape{}); <text:s text:c="1"/></text:p>
      <text:p text:style-name="P14">auto neg1 = make_shared&lt;op::Negative&gt;(lbl);</text:p>
      <text:p text:style-name="P15">auto neg2 = make_shared&lt;op::Negative&gt;(neg1);</text:p>
      <text:h text:style-name="Heading_20_1" text:outline-level="1">Constructing labels from existing nodes</text:h>
      <text:h text:style-name="Heading_20_2" text:outline-level="2">Double Negative w/ Addition</text:h>
      <text:p text:style-name="First_20_paragraph"><text:span text:style-name="T1">image6</text:span></text:p>
      <text:p text:style-name="P16">auto a = make_shared&lt;op::Parameter&gt;(element::i32, shape);</text:p>
      <text:p text:style-name="P17">//`lbl` borrows the type and shape information from `a`</text:p>
      <text:p text:style-name="P18">auto lbl = std::make_shared&lt;pattern::op::Label&gt;(a); <text:s text:c="1"/></text:p>
      <text:p text:style-name="P19">auto neg1 = make_shared&lt;op::Negative&gt;(a);</text:p>
      <text:p text:style-name="P20">auto neg2 = make_shared&lt;op::Negative&gt;(neg1);</text:p>
      <text:h text:style-name="Heading_20_2" text:outline-level="2">Double Negative w/ Subtraction</text:h>
      <text:p text:style-name="First_20_paragraph"><text:span text:style-name="T1">image7</text:span></text:p>
      <text:p text:style-name="Text_20_body">Predicates are of type <text:span text:style-name="Source_Text">std::function&lt;bool(std::shared_ptr&lt;Node&gt;)&gt;</text:span></text:p>
      <text:p text:style-name="P21">//predicates are of type std::function&lt;bool(std::shared_ptr&lt;Node&gt;)&gt;</text:p>
      <text:p text:style-name="P22">auto add_or_sub = [](std::shared_ptr&lt;Node&gt; n) {</text:p>
      <text:p text:style-name="P23"><text:s text:c="4"/>return std::dynamic_pointer_cast&lt;op::Add&gt;(n) != nullptr ||</text:p>
      <text:p text:style-name="P24"><text:s text:c="8"/>std::dynamic_pointer_cast&lt;op::Sub&gt;(n) != nullptr</text:p>
      <text:p text:style-name="P25">};</text:p>
      <text:p text:style-name="P26"/>
      <text:p text:style-name="P27">auto lbl = std::make_shared&lt;pattern::op::Label&gt;(</text:p>
      <text:p text:style-name="P28"><text:s text:c="4"/>element::f32, </text:p>
      <text:p text:style-name="P29"><text:s text:c="4"/>Shape{}, </text:p>
      <text:p text:style-name="P30"><text:s text:c="4"/>add_or_sub</text:p>
      <text:p text:style-name="P31">); <text:s text:c="1"/></text:p>
      <text:p text:style-name="P32">auto neg1 = make_shared&lt;op::Negative&gt;(a);</text:p>
      <text:p text:style-name="P33">auto neg2 = make_shared&lt;op::Negative&gt;(neg1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ing GraphRewrite to fuse ops</dc:title>
  </office:meta>
</office:document-meta>
</file>